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4.016cm"/>
    </style:style>
    <style:style style:name="co3" style:family="table-column">
      <style:table-column-properties fo:break-before="auto" style:column-width="9.156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6.435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scrits" table:style-name="ta1">
        <table:table-column table:style-name="co1" table:default-cell-style-name="Normal_20_2"/>
        <table:table-column table:style-name="co2" table:default-cell-style-name="Normal_20_2"/>
        <table:table-column table:style-name="co3" table:default-cell-style-name="Normal_20_2"/>
        <table:table-column table:style-name="co4" table:default-cell-style-name="Normal_20_2"/>
        <table:table-column table:style-name="co5" table:default-cell-style-name="Normal_20_2"/>
        <table:table-column table:style-name="co6" table:default-cell-style-name="Normal_20_2"/>
        <table:table-column table:style-name="co7" table:number-columns-repeated="54" table:default-cell-style-name="Normal_20_2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Bac - Année d'obtention</text:p>
          </table:table-cell>
          <table:table-cell office:value-type="string" calcext:value-type="string">
            <text:p>Bac - Etab. préparation (lib.)</text:p>
          </table:table-cell>
          <table:table-cell office:value-type="string" calcext:value-type="string">
            <text:p>Bac - Département obtention (lib.)</text:p>
          </table:table-cell>
          <table:table-cell office:value-type="string" calcext:value-type="string">
            <text:p>Bac - Mention (lib.)</text:p>
          </table:table-cell>
          <table:table-cell office:value-type="string" calcext:value-type="string">
            <text:p>DUT</text:p>
          </table:table-cell>
          <table:table-cell table:number-columns-repeated="54"/>
        </table:table-row>
        <table:table-row table:style-name="ro2">
          <table:table-cell office:value-type="float" office:value="645003" calcext:value-type="float">
            <text:p>645003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350828" calcext:value-type="float">
            <text:p>35082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DE LA CHIMIE ALBER</text:p>
          </table:table-cell>
          <table:table-cell office:value-type="string" calcext:value-type="string">
            <text:p>Pyrén Atl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446069" calcext:value-type="float">
            <text:p>44606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PRIVE BARRA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75954" calcext:value-type="float">
            <text:p>67595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FRANCAIS JOSEPH KESSEL (C,L)</text:p>
          </table:table-cell>
          <table:table-cell office:value-type="string" calcext:value-type="string">
            <text:p>Etranger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840281" calcext:value-type="float">
            <text:p>84028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GUSTAVE EIFFEL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52812" calcext:value-type="float">
            <text:p>15281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FUSTEL DE</text:p>
          </table:table-cell>
          <table:table-cell office:value-type="string" calcext:value-type="string">
            <text:p>Essonn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211903" calcext:value-type="float">
            <text:p>21190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.ET TECHNOL.AGRICOLE EPLA DE FI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101755" calcext:value-type="float">
            <text:p>10175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MARIE LOUISE DISSARD F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50335" calcext:value-type="float">
            <text:p>55033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19752" calcext:value-type="float">
            <text:p>31975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EAN BAYLET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4408" calcext:value-type="float">
            <text:p>55440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JEAN BAPTISTE DE B</text:p>
          </table:table-cell>
          <table:table-cell office:value-type="string" calcext:value-type="string">
            <text:p>Lot et Gar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649" calcext:value-type="float">
            <text:p>35164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11762" calcext:value-type="float">
            <text:p>31176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IE CUR</text:p>
          </table:table-cell>
          <table:table-cell office:value-type="string" calcext:value-type="string">
            <text:p>Htes Pyré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69515" calcext:value-type="float">
            <text:p>66951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EAN-PI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293" calcext:value-type="float">
            <text:p>55029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71527" calcext:value-type="float">
            <text:p>77152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01610" calcext:value-type="float">
            <text:p>1016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MARIE LOUISE DISSARD F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508" calcext:value-type="float">
            <text:p>35150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89321" calcext:value-type="float">
            <text:p>18932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OSEPH VALLOT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54709" calcext:value-type="float">
            <text:p>65470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RDE BA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519921" calcext:value-type="float">
            <text:p>51992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ACQUES RUFFIE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44113" calcext:value-type="float">
            <text:p>84411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795895" calcext:value-type="float">
            <text:p>79589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JEAN LURCAT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09551" calcext:value-type="float">
            <text:p>50955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RIVE GAUCH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09004" calcext:value-type="float">
            <text:p>80900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476" calcext:value-type="float">
            <text:p>55047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83811" calcext:value-type="float">
            <text:p>883811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Pyré Orie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70688" calcext:value-type="float">
            <text:p>67068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URDELLE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41139" calcext:value-type="float">
            <text:p>741139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GT LYCEE DES METIERS PAUL MATHOU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1370448" calcext:value-type="float">
            <text:p>1370448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LYCEE GENERAL PIERRE DE FER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490243" calcext:value-type="float">
            <text:p>49024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258267" calcext:value-type="float">
            <text:p>25826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SAINT CRICQ</text:p>
          </table:table-cell>
          <table:table-cell office:value-type="string" calcext:value-type="string">
            <text:p>Pyrén Atl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55431" calcext:value-type="float">
            <text:p>75543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 LYCEE DES METIERS CHAMPOLLION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53306" calcext:value-type="float">
            <text:p>35330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LOUIS ARM</text:p>
          </table:table-cell>
          <table:table-cell office:value-type="string" calcext:value-type="string">
            <text:p>Haut Rhi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720390" calcext:value-type="float">
            <text:p>72039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E GARROS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573" calcext:value-type="float">
            <text:p>35157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44525" calcext:value-type="float">
            <text:p>84452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24772" calcext:value-type="float">
            <text:p>1124772</text:p>
          </table:table-cell>
          <table:table-cell office:value-type="string" calcext:value-type="string">
            <text:p>2016</text:p>
          </table:table-cell>
          <table:table-cell table:number-columns-repeated="2"/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351666" calcext:value-type="float">
            <text:p>35166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01657" calcext:value-type="float">
            <text:p>10165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MARIE LOUISE DISSARD F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322" calcext:value-type="float">
            <text:p>55032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566" calcext:value-type="float">
            <text:p>35156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114355" calcext:value-type="float">
            <text:p>11435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-P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432" calcext:value-type="float">
            <text:p>35143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883817" calcext:value-type="float">
            <text:p>88381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CNED RENNES</text:p>
          </table:table-cell>
          <table:table-cell office:value-type="string" calcext:value-type="string">
            <text:p>Ille et Vi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20516" calcext:value-type="float">
            <text:p>72051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E GARROS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391" calcext:value-type="float">
            <text:p>35139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48346" calcext:value-type="float">
            <text:p>64834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OUIS RASCO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195" calcext:value-type="float">
            <text:p>35119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407046" calcext:value-type="float">
            <text:p>40704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ULES GUESDE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353610" calcext:value-type="float">
            <text:p>3536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FRANCAIS LA CLAIREFONTAINE (M,E,C,</text:p>
          </table:table-cell>
          <table:table-cell office:value-type="string" calcext:value-type="string">
            <text:p>Etranger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67146" calcext:value-type="float">
            <text:p>66714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359" calcext:value-type="float">
            <text:p>35135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546" calcext:value-type="float">
            <text:p>35154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716910" calcext:value-type="float">
            <text:p>7169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SAINTE-M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50348" calcext:value-type="float">
            <text:p>5503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87047" calcext:value-type="float">
            <text:p>38704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.ET TECHNOL.PRIVE ST JACQUES DE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20402" calcext:value-type="float">
            <text:p>82040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RAYMOND NAVES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065564" calcext:value-type="float">
            <text:p>1065564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JEAN BAYLET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256771" calcext:value-type="float">
            <text:p>1256771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JEAN PERRIN</text:p>
          </table:table-cell>
          <table:table-cell office:value-type="string" calcext:value-type="string">
            <text:p>Bouches Rh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839794" calcext:value-type="float">
            <text:p>83979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GUSTAVE EIFFEL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52094" calcext:value-type="float">
            <text:p>45209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DE LA PLASTURGIE V</text:p>
          </table:table-cell>
          <table:table-cell office:value-type="string" calcext:value-type="string">
            <text:p>Lot et Gar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82422" calcext:value-type="float">
            <text:p>18242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AMIRAL PI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7033" calcext:value-type="float">
            <text:p>66703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203980" calcext:value-type="float">
            <text:p>2039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FRANCOIS</text:p>
          </table:table-cell>
          <table:table-cell office:value-type="string" calcext:value-type="string">
            <text:p>Loiret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78602" calcext:value-type="float">
            <text:p>47860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RDAILHA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39680" calcext:value-type="float">
            <text:p>63968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EAN DURAND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490271" calcext:value-type="float">
            <text:p>49027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01832" calcext:value-type="float">
            <text:p>10183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MARIE LOUISE DISSARD F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771708" calcext:value-type="float">
            <text:p>77170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495045" calcext:value-type="float">
            <text:p>49504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TOULOUSE-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88179" calcext:value-type="float">
            <text:p>1188179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YCEE GENERAL ET TECHNOLOGIQUE PABLO PIC</text:p>
          </table:table-cell>
          <table:table-cell office:value-type="string" calcext:value-type="string">
            <text:p>Pyré Orie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83907" calcext:value-type="float">
            <text:p>48390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VICTOR HU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46272" calcext:value-type="float">
            <text:p>54627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18479" calcext:value-type="float">
            <text:p>81847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LAS CASE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450638" calcext:value-type="float">
            <text:p>4506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ROF PRIVE DES METIERS LE SACRE CO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542" calcext:value-type="float">
            <text:p>35154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1402256" calcext:value-type="float">
            <text:p>140225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JEAN BAYLET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77287" calcext:value-type="float">
            <text:p>57728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SUD MEDOC LA BOETIE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61823" calcext:value-type="float">
            <text:p>56182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7067" calcext:value-type="float">
            <text:p>66706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038807" calcext:value-type="float">
            <text:p>1038807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ACAJOU 2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550" calcext:value-type="float">
            <text:p>35155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40699" calcext:value-type="float">
            <text:p>74069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BELLEVU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134526" calcext:value-type="float">
            <text:p>1345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RENE ET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046282" calcext:value-type="float">
            <text:p>1046282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LYCEE GENERAL PIERRE MENDES FRANCE</text:p>
          </table:table-cell>
          <table:table-cell office:value-type="string" calcext:value-type="string">
            <text:p>Htes Pyré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490255" calcext:value-type="float">
            <text:p>49025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71365" calcext:value-type="float">
            <text:p>471365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.ET TECHNOL.PRIVE APOLLINAIRE A</text:p>
          </table:table-cell>
          <table:table-cell office:value-type="string" calcext:value-type="string">
            <text:p>Calédoni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09673" calcext:value-type="float">
            <text:p>50967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RIVE GAUCH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37120" calcext:value-type="float">
            <text:p>6371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ULES FIL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7159" calcext:value-type="float">
            <text:p>66715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235" calcext:value-type="float">
            <text:p>35123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69783" calcext:value-type="float">
            <text:p>66978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EAN-PI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67337" calcext:value-type="float">
            <text:p>66733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490354" calcext:value-type="float">
            <text:p>49035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446031" calcext:value-type="float">
            <text:p>44603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PRIVE BARRA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71704" calcext:value-type="float">
            <text:p>77170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52934" calcext:value-type="float">
            <text:p>65293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BLO PIC</text:p>
          </table:table-cell>
          <table:table-cell office:value-type="string" calcext:value-type="string">
            <text:p>Pyré Orie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51936" calcext:value-type="float">
            <text:p>115193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MARIE LOUISE DISSARD F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781799" calcext:value-type="float">
            <text:p>78179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JEAN DUPUY</text:p>
          </table:table-cell>
          <table:table-cell office:value-type="string" calcext:value-type="string">
            <text:p>Htes Pyré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412154" calcext:value-type="float">
            <text:p>41215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PRIVE CHARLES PEGUY</text:p>
          </table:table-cell>
          <table:table-cell office:value-type="string" calcext:value-type="string">
            <text:p>Loire Atla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16793" calcext:value-type="float">
            <text:p>71679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SAINTE-M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11561" calcext:value-type="float">
            <text:p>5115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ALEXIS MO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716852" calcext:value-type="float">
            <text:p>71685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SAINTE-M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44171" calcext:value-type="float">
            <text:p>84417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61760" calcext:value-type="float">
            <text:p>56176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47506" calcext:value-type="float">
            <text:p>14750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NIS DID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114597" calcext:value-type="float">
            <text:p>11459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-P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05069" calcext:value-type="float">
            <text:p>70506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SSUET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48300" calcext:value-type="float">
            <text:p>6483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OUIS RASCO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372626" calcext:value-type="float">
            <text:p>1372626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67206" calcext:value-type="float">
            <text:p>66720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066655" calcext:value-type="float">
            <text:p>106665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YCEE TECHNOLOGIQUE PRIVE SAINTE-CECILE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732238" calcext:value-type="float">
            <text:p>7322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DAR</text:p>
          </table:table-cell>
          <table:table-cell office:value-type="string" calcext:value-type="string">
            <text:p>Pas Calais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423" calcext:value-type="float">
            <text:p>55042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50283" calcext:value-type="float">
            <text:p>55028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78937" calcext:value-type="float">
            <text:p>57893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S AREN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147338" calcext:value-type="float">
            <text:p>1473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NIS DID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161102" calcext:value-type="float">
            <text:p>1161102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LISLET GE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464" calcext:value-type="float">
            <text:p>35146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876721" calcext:value-type="float">
            <text:p>87672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 D'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39525" calcext:value-type="float">
            <text:p>63952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EAN DURAND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720503" calcext:value-type="float">
            <text:p>72050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E GARROS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71584" calcext:value-type="float">
            <text:p>77158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253672" calcext:value-type="float">
            <text:p>1253672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DU GRESIVAUDAN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205" calcext:value-type="float">
            <text:p>35120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11566" calcext:value-type="float">
            <text:p>51156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ALEXIS MO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16311" calcext:value-type="float">
            <text:p>31631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PE CLEM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61758" calcext:value-type="float">
            <text:p>56175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399326" calcext:value-type="float">
            <text:p>139932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61751" calcext:value-type="float">
            <text:p>56175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16661" calcext:value-type="float">
            <text:p>31666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FRANCOIS MITTERRAND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94898" calcext:value-type="float">
            <text:p>49489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TOULOUSE-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44991" calcext:value-type="float">
            <text:p>644991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002680" calcext:value-type="float">
            <text:p>100268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PAUL SABA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876240" calcext:value-type="float">
            <text:p>87624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 D'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14159" calcext:value-type="float">
            <text:p>61415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NORD BASSIN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53147" calcext:value-type="float">
            <text:p>65314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BLO PIC</text:p>
          </table:table-cell>
          <table:table-cell office:value-type="string" calcext:value-type="string">
            <text:p>Pyré Orie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258497" calcext:value-type="float">
            <text:p>25849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SAINT CRICQ</text:p>
          </table:table-cell>
          <table:table-cell office:value-type="string" calcext:value-type="string">
            <text:p>Pyrén Atl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239206" calcext:value-type="float">
            <text:p>123920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MARIE CUR</text:p>
          </table:table-cell>
          <table:table-cell office:value-type="string" calcext:value-type="string">
            <text:p>Htes Pyré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808757" calcext:value-type="float">
            <text:p>80875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DE SADA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70765" calcext:value-type="float">
            <text:p>87076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JULES MICHELET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55198" calcext:value-type="float">
            <text:p>65519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RDE BA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288907" calcext:value-type="float">
            <text:p>28890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ECHA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11651" calcext:value-type="float">
            <text:p>51165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ALEXIS MO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720442" calcext:value-type="float">
            <text:p>72044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E GARROS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22215" calcext:value-type="float">
            <text:p>52221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EAN JAUR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402911" calcext:value-type="float">
            <text:p>40291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FRANCOIS</text:p>
          </table:table-cell>
          <table:table-cell office:value-type="string" calcext:value-type="string">
            <text:p>Pyré Orie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654" calcext:value-type="float">
            <text:p>35165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86984" calcext:value-type="float">
            <text:p>58698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CONDORCET</text:p>
          </table:table-cell>
          <table:table-cell office:value-type="string" calcext:value-type="string">
            <text:p>Seine St D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30655" calcext:value-type="float">
            <text:p>53065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VICTOR HU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381471" calcext:value-type="float">
            <text:p>1381471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IRENE ET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53148" calcext:value-type="float">
            <text:p>65314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BLO PIC</text:p>
          </table:table-cell>
          <table:table-cell office:value-type="string" calcext:value-type="string">
            <text:p>Pyré Orie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09009" calcext:value-type="float">
            <text:p>80900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39711" calcext:value-type="float">
            <text:p>63971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EAN DURAND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40098" calcext:value-type="float">
            <text:p>64009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THEOPHILE GAUTIER</text:p>
          </table:table-cell>
          <table:table-cell office:value-type="string" calcext:value-type="string">
            <text:p>Htes Pyré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18320" calcext:value-type="float">
            <text:p>81832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LAS CASE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13845" calcext:value-type="float">
            <text:p>61384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PRIVE LE FERRADOU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22334" calcext:value-type="float">
            <text:p>52233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EAN JAUR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14145" calcext:value-type="float">
            <text:p>61414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NORD BASSIN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13336" calcext:value-type="float">
            <text:p>51333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LOUIS LACHENAL</text:p>
          </table:table-cell>
          <table:table-cell office:value-type="string" calcext:value-type="string">
            <text:p>Hte Savoi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9596" calcext:value-type="float">
            <text:p>66959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EAN-PI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75449" calcext:value-type="float">
            <text:p>87544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JEAN JAURES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76736" calcext:value-type="float">
            <text:p>87673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 D'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48417" calcext:value-type="float">
            <text:p>64841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OUIS RASCO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89593" calcext:value-type="float">
            <text:p>18959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OSEPH VALLOT</text:p>
          </table:table-cell>
          <table:table-cell office:value-type="string" calcext:value-type="string">
            <text:p>Hérault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338" calcext:value-type="float">
            <text:p>5503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70397" calcext:value-type="float">
            <text:p>67039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URDELLE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46135" calcext:value-type="float">
            <text:p>54613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08211" calcext:value-type="float">
            <text:p>40821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VICTOR DU</text:p>
          </table:table-cell>
          <table:table-cell office:value-type="string" calcext:value-type="string">
            <text:p>Landes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596" calcext:value-type="float">
            <text:p>55059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93467" calcext:value-type="float">
            <text:p>79346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EDMOND RO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61930" calcext:value-type="float">
            <text:p>56193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701797" calcext:value-type="float">
            <text:p>70179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JOSEPH SAVERNE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414102" calcext:value-type="float">
            <text:p>1414102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478625" calcext:value-type="float">
            <text:p>47862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RDAILHA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16710" calcext:value-type="float">
            <text:p>7167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SAINTE-M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46360" calcext:value-type="float">
            <text:p>54636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48491" calcext:value-type="float">
            <text:p>64849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OUIS RASCO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07586" calcext:value-type="float">
            <text:p>30758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STELLA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46138" calcext:value-type="float">
            <text:p>5461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70409" calcext:value-type="float">
            <text:p>67040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URDELLE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7138" calcext:value-type="float">
            <text:p>6671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61914" calcext:value-type="float">
            <text:p>56191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37764" calcext:value-type="float">
            <text:p>13776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TECHNOLOGIQUE PRIVE LOUIS QUERBES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59071" calcext:value-type="float">
            <text:p>65907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PRIVE SAINT LOUIS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258172" calcext:value-type="float">
            <text:p>25817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SAINT CRICQ</text:p>
          </table:table-cell>
          <table:table-cell office:value-type="string" calcext:value-type="string">
            <text:p>Pyrén Atl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069543" calcext:value-type="float">
            <text:p>1069543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Aud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48677" calcext:value-type="float">
            <text:p>64867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LOUIS RASCO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41273" calcext:value-type="float">
            <text:p>74127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BELLEVU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46149" calcext:value-type="float">
            <text:p>54614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51379" calcext:value-type="float">
            <text:p>35137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38208" calcext:value-type="float">
            <text:p>53820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PIERRE MA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17199" calcext:value-type="float">
            <text:p>81719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 ET TECHNOL PRIVE ST PIERRE</text:p>
          </table:table-cell>
          <table:table-cell office:value-type="string" calcext:value-type="string">
            <text:p>Côtes armo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71691" calcext:value-type="float">
            <text:p>77169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839770" calcext:value-type="float">
            <text:p>83977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GUSTAVE EIFFEL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52152" calcext:value-type="float">
            <text:p>45215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DE LA PLASTURGIE V</text:p>
          </table:table-cell>
          <table:table-cell office:value-type="string" calcext:value-type="string">
            <text:p>Lot et Gar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08965" calcext:value-type="float">
            <text:p>80896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18459" calcext:value-type="float">
            <text:p>81845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LAS CASE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368" calcext:value-type="float">
            <text:p>5503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538278" calcext:value-type="float">
            <text:p>53827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PIERRE MA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14523" calcext:value-type="float">
            <text:p>11452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-P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44282" calcext:value-type="float">
            <text:p>84428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07761" calcext:value-type="float">
            <text:p>607761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Aud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7541" calcext:value-type="float">
            <text:p>35754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ERNART D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41993" calcext:value-type="float">
            <text:p>64199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PRIVE L' ANNONCIATIO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14212" calcext:value-type="float">
            <text:p>1114212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YCEE POLYVALENT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818428" calcext:value-type="float">
            <text:p>81842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LAS CASE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14479" calcext:value-type="float">
            <text:p>11447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-P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86530" calcext:value-type="float">
            <text:p>18653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 BAGAT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02583" calcext:value-type="float">
            <text:p>80258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LEON-GONT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59104" calcext:value-type="float">
            <text:p>65910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PRIVE SAINT LOUIS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76003" calcext:value-type="float">
            <text:p>67600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FRANCAIS JOSEPH KESSEL (C,L)</text:p>
          </table:table-cell>
          <table:table-cell office:value-type="string" calcext:value-type="string">
            <text:p>Etranger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7318" calcext:value-type="float">
            <text:p>66731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19672" calcext:value-type="float">
            <text:p>31967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JEAN BAYLET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48599" calcext:value-type="float">
            <text:p>1148599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Loire Atla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478476" calcext:value-type="float">
            <text:p>47847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RDAILHA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16747" calcext:value-type="float">
            <text:p>71674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PRIVE SAINTE-M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138519" calcext:value-type="float">
            <text:p>13851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ROLAND GARROS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761684" calcext:value-type="float">
            <text:p>76168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ERNARD P</text:p>
          </table:table-cell>
          <table:table-cell office:value-type="string" calcext:value-type="string">
            <text:p>Lot et Gar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316741" calcext:value-type="float">
            <text:p>31674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FRANCOIS MITTERRAND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14630" calcext:value-type="float">
            <text:p>11463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-PA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510" calcext:value-type="float">
            <text:p>3515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041324" calcext:value-type="float">
            <text:p>1041324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DE ST PAUL 4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64803" calcext:value-type="float">
            <text:p>564803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44119" calcext:value-type="float">
            <text:p>84411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18574" calcext:value-type="float">
            <text:p>81857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LAS CASES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51479" calcext:value-type="float">
            <text:p>35147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51297" calcext:value-type="float">
            <text:p>35129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875415" calcext:value-type="float">
            <text:p>87541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JEAN JAURES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85776" calcext:value-type="float">
            <text:p>1185776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509528" calcext:value-type="float">
            <text:p>50952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RIVE GAUCH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550479" calcext:value-type="float">
            <text:p>55047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231" calcext:value-type="float">
            <text:p>35123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771826" calcext:value-type="float">
            <text:p>7718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1175241" calcext:value-type="float">
            <text:p>1175241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JULES REN</text:p>
          </table:table-cell>
          <table:table-cell office:value-type="string" calcext:value-type="string">
            <text:p>Nièvre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675" calcext:value-type="float">
            <text:p>35167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67155" calcext:value-type="float">
            <text:p>66715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64962" calcext:value-type="float">
            <text:p>564962</text:p>
          </table:table-cell>
          <table:table-cell office:value-type="string" calcext:value-type="string">
            <text:p>2020</text:p>
          </table:table-cell>
          <table:table-cell/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443673" calcext:value-type="float">
            <text:p>44367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LE MANS SUD</text:p>
          </table:table-cell>
          <table:table-cell office:value-type="string" calcext:value-type="string">
            <text:p>Sarth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315" calcext:value-type="float">
            <text:p>55031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1293" calcext:value-type="float">
            <text:p>35129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51478" calcext:value-type="float">
            <text:p>35147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70698" calcext:value-type="float">
            <text:p>87069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JULES MICHELET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10831" calcext:value-type="float">
            <text:p>61083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DHUODA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41972" calcext:value-type="float">
            <text:p>641972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PRIVE L' ANNONCIATIO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669679" calcext:value-type="float">
            <text:p>66967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EAN-PI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353596" calcext:value-type="float">
            <text:p>35359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FRANCAIS LA CLAIREFONTAINE (M,E,C,</text:p>
          </table:table-cell>
          <table:table-cell office:value-type="string" calcext:value-type="string">
            <text:p>Etranger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667019" calcext:value-type="float">
            <text:p>66701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CHARLES DE GAULL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90228" calcext:value-type="float">
            <text:p>49022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204355" calcext:value-type="float">
            <text:p>20435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TECHNOLOGIQUE PRIVE SAINTE-CECILE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61974" calcext:value-type="float">
            <text:p>56197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HENRI MA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44338" calcext:value-type="float">
            <text:p>8443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OLIMONT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490383" calcext:value-type="float">
            <text:p>49038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444724" calcext:value-type="float">
            <text:p>44472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ARC (DE L</text:p>
          </table:table-cell>
          <table:table-cell office:value-type="string" calcext:value-type="string">
            <text:p>Vaucluse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289000" calcext:value-type="float">
            <text:p>28900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ECHAL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52967" calcext:value-type="float">
            <text:p>65296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ABLO PIC</text:p>
          </table:table-cell>
          <table:table-cell office:value-type="string" calcext:value-type="string">
            <text:p>Pyré Orie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182381" calcext:value-type="float">
            <text:p>182381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AMIRAL PI</text:p>
          </table:table-cell>
          <table:table-cell office:value-type="string" calcext:value-type="string">
            <text:p>La Réunio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46177" calcext:value-type="float">
            <text:p>54617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670293" calcext:value-type="float">
            <text:p>67029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BOURDELLE</text:p>
          </table:table-cell>
          <table:table-cell office:value-type="string" calcext:value-type="string">
            <text:p>Tarn Garo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1095105" calcext:value-type="float">
            <text:p>1095105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MARIE LOUISE DISSARD F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876177" calcext:value-type="float">
            <text:p>876177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PIERRE D'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351310" calcext:value-type="float">
            <text:p>3513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office:value-type="float" office:value="550410" calcext:value-type="float">
            <text:p>55041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351638" calcext:value-type="float">
            <text:p>35163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PO LYCEE DES METIERS SAINT-EXUPERY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660868" calcext:value-type="float">
            <text:p>66086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GT LYCEE DES METIERS CLEMENT MAROT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550326" calcext:value-type="float">
            <text:p>550326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1104164" calcext:value-type="float">
            <text:p>1104164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PIERRE D'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office:value-type="float" office:value="367464" calcext:value-type="float">
            <text:p>367464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JACQUES M</text:p>
          </table:table-cell>
          <table:table-cell office:value-type="string" calcext:value-type="string">
            <text:p>Pyrén Atl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740898" calcext:value-type="float">
            <text:p>74089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POLYVALENT BELLEVU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09543" calcext:value-type="float">
            <text:p>509543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. RIVE GAUCH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office:value-type="float" office:value="546128" calcext:value-type="float">
            <text:p>546128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ET TECHNOLOGIQUE MARCELIN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office:value-type="float" office:value="296050" calcext:value-type="float">
            <text:p>296050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LYCEE GENERAL JEAN MONNET</text:p>
          </table:table-cell>
          <table:table-cell office:value-type="string" calcext:value-type="string">
            <text:p>Girond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0" calcext:value-type="float">
            <text:p>2905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PARDAILHA</text:p>
          </table:table-cell>
          <table:table-cell office:value-type="string" calcext:value-type="string">
            <text:p>Gers</text:p>
          </table:table-cell>
          <table:table-cell office:value-type="string" calcext:value-type="string">
            <text:p>Assez bien</text:p>
          </table:table-cell>
          <table:table-cell office:value-type="string" calcext:value-type="string">
            <text:p>DUT1 CS Serv à la persnn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1" calcext:value-type="float">
            <text:p>29051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INTERNATI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2" calcext:value-type="float">
            <text:p>29052</text:p>
          </table:table-cell>
          <table:table-cell table:number-columns-repeated="4"/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3" calcext:value-type="float">
            <text:p>29053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POLYVALENT DE SADA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GIM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4" calcext:value-type="float">
            <text:p>29054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P LYCEE DES METIERS ALEXIS MONTEIL</text:p>
          </table:table-cell>
          <table:table-cell office:value-type="string" calcext:value-type="string">
            <text:p>Aveyron</text:p>
          </table:table-cell>
          <table:table-cell office:value-type="string" calcext:value-type="string">
            <text:p>Très 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5" calcext:value-type="float">
            <text:p>29055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LYCEE GENERAL CL?MENCE ROYER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6" calcext:value-type="float">
            <text:p>29056</text:p>
          </table:table-cell>
          <table:table-cell office:value-type="string" calcext:value-type="string">
            <text:p>2020</text:p>
          </table:table-cell>
          <table:table-cell table:number-columns-repeated="2"/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7" calcext:value-type="float">
            <text:p>29057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YCEE GENERAL ET TECHNOLOGIQUE DEODAT DE</text:p>
          </table:table-cell>
          <table:table-cell office:value-type="string" calcext:value-type="string">
            <text:p>Hte Garonn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8" calcext:value-type="float">
            <text:p>29058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DUT1 Informatique</text:p>
          </table:table-cell>
          <table:table-cell table:number-columns-repeated="54"/>
        </table:table-row>
        <table:table-row table:style-name="ro2">
          <table:table-cell table:style-name="Default" office:value-type="float" office:value="29059" calcext:value-type="float">
            <text:p>29059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GT LYCEE DES METIERS CONDORCET</text:p>
          </table:table-cell>
          <table:table-cell office:value-type="string" calcext:value-type="string">
            <text:p>Seine St D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2">
          <table:table-cell table:style-name="Default" office:value-type="float" office:value="29060" calcext:value-type="float">
            <text:p>29060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LPO LYCEE DES METIERS TERTIAIRE &amp; <text:s/>SOCIA</text:p>
          </table:table-cell>
          <table:table-cell office:value-type="string" calcext:value-type="string">
            <text:p>Lot et Gar</text:p>
          </table:table-cell>
          <table:table-cell office:value-type="string" calcext:value-type="string">
            <text:p>Passable (pas de mention)</text:p>
          </table:table-cell>
          <table:table-cell office:value-type="string" calcext:value-type="string">
            <text:p>DUT1 RT</text:p>
          </table:table-cell>
          <table:table-cell table:number-columns-repeated="54"/>
        </table:table-row>
        <table:table-row table:style-name="ro3">
          <table:table-cell table:number-columns-repeated="60"/>
        </table:table-row>
        <table:table-row table:style-name="ro4" table:number-rows-repeated="1048289">
          <table:table-cell table:number-columns-repeated="60"/>
        </table:table-row>
        <table:table-row table:style-name="ro4">
          <table:table-cell table:number-columns-repeated="60"/>
        </table:table-row>
      </table:table>
      <table:named-expressions/>
      <table:database-ranges>
        <table:database-range table:name="__Anonymous_Sheet_DB__0" table:target-range-address="Inscrits.A1:Inscrits.F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a0__25__20_-_20_Accent1" style:display-name="20 % - Accent1" style:family="table-cell" style:parent-style-name="Default" style:data-style-name="N0">
      <style:table-cell-properties fo:background-color="#d9e1f2"/>
    </style:style>
    <style:style style:name="_32_0_a0__25__20_-_20_Accent2" style:display-name="20 % - Accent2" style:family="table-cell" style:parent-style-name="Default" style:data-style-name="N0">
      <style:table-cell-properties fo:background-color="#fce4d6"/>
    </style:style>
    <style:style style:name="_32_0_a0__25__20_-_20_Accent3" style:display-name="20 % - Accent3" style:family="table-cell" style:parent-style-name="Default" style:data-style-name="N0">
      <style:table-cell-properties fo:background-color="#ededed"/>
    </style:style>
    <style:style style:name="_32_0_a0__25__20_-_20_Accent4" style:display-name="20 % - Accent4" style:family="table-cell" style:parent-style-name="Default" style:data-style-name="N0">
      <style:table-cell-properties fo:background-color="#fff2cc"/>
    </style:style>
    <style:style style:name="_32_0_a0__25__20_-_20_Accent5" style:display-name="20 % - Accent5" style:family="table-cell" style:parent-style-name="Default" style:data-style-name="N0">
      <style:table-cell-properties fo:background-color="#ddebf7"/>
    </style:style>
    <style:style style:name="_32_0_a0__25__20_-_20_Accent6" style:display-name="20 % - Accent6" style:family="table-cell" style:parent-style-name="Default" style:data-style-name="N0">
      <style:table-cell-properties fo:background-color="#e2efda"/>
    </style:style>
    <style:style style:name="_34_0_a0__25__20_-_20_Accent1" style:display-name="40 % - Accent1" style:family="table-cell" style:parent-style-name="Default" style:data-style-name="N0">
      <style:table-cell-properties fo:background-color="#b4c6e7"/>
    </style:style>
    <style:style style:name="_34_0_a0__25__20_-_20_Accent2" style:display-name="40 % - Accent2" style:family="table-cell" style:parent-style-name="Default" style:data-style-name="N0">
      <style:table-cell-properties fo:background-color="#f8cbad"/>
    </style:style>
    <style:style style:name="_34_0_a0__25__20_-_20_Accent3" style:display-name="40 % - Accent3" style:family="table-cell" style:parent-style-name="Default" style:data-style-name="N0">
      <style:table-cell-properties fo:background-color="#dbdbdb"/>
    </style:style>
    <style:style style:name="_34_0_a0__25__20_-_20_Accent4" style:display-name="40 % - Accent4" style:family="table-cell" style:parent-style-name="Default" style:data-style-name="N0">
      <style:table-cell-properties fo:background-color="#ffe699"/>
    </style:style>
    <style:style style:name="_34_0_a0__25__20_-_20_Accent5" style:display-name="40 % - Accent5" style:family="table-cell" style:parent-style-name="Default" style:data-style-name="N0">
      <style:table-cell-properties fo:background-color="#bdd7ee"/>
    </style:style>
    <style:style style:name="_34_0_a0__25__20_-_20_Accent6" style:display-name="40 % - Accent6" style:family="table-cell" style:parent-style-name="Default" style:data-style-name="N0">
      <style:table-cell-properties fo:background-color="#c6e0b4"/>
    </style:style>
    <style:style style:name="_36_0_a0__25__20_-_20_Accent1" style:display-name="60 % - Accent1" style:family="table-cell" style:parent-style-name="Default" style:data-style-name="N0">
      <style:table-cell-properties fo:background-color="#8ea9db"/>
    </style:style>
    <style:style style:name="_36_0_a0__25__20_-_20_Accent2" style:display-name="60 % - Accent2" style:family="table-cell" style:parent-style-name="Default" style:data-style-name="N0">
      <style:table-cell-properties fo:background-color="#f4b084"/>
    </style:style>
    <style:style style:name="_36_0_a0__25__20_-_20_Accent3" style:display-name="60 % - Accent3" style:family="table-cell" style:parent-style-name="Default" style:data-style-name="N0">
      <style:table-cell-properties fo:background-color="#c9c9c9"/>
    </style:style>
    <style:style style:name="_36_0_a0__25__20_-_20_Accent4" style:display-name="60 % - Accent4" style:family="table-cell" style:parent-style-name="Default" style:data-style-name="N0">
      <style:table-cell-properties fo:background-color="#ffd966"/>
    </style:style>
    <style:style style:name="_36_0_a0__25__20_-_20_Accent5" style:display-name="60 % - Accent5" style:family="table-cell" style:parent-style-name="Default" style:data-style-name="N0">
      <style:table-cell-properties fo:background-color="#9bc2e6"/>
    </style:style>
    <style:style style:name="_36_0_a0__25__20_-_20_Accent6" style:display-name="60 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Entré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57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itre_a0_1" style:display-name="Titre 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6:39:06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Remy LISCIA</meta:initial-creator>
    <meta:creation-date>2020-09-23T13:42:45Z</meta:creation-date>
    <dc:date>2020-09-23T16:41:00.717000000</dc:date>
    <meta:editing-duration>PT5M58S</meta:editing-duration>
    <meta:editing-cycles>7</meta:editing-cycles>
    <meta:document-statistic meta:table-count="1" meta:cell-count="1691" meta:object-count="0"/>
  </office:meta>
</office:document-meta>
</file>